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3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815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7-02-23_24-13-36_000.jpg</text:p>
          </table:table-cell>
          <table:table-cell table:style-name="ce2" office:value-type="string">
            <text:p>:m 1*1 RES / 22-1 62*68#1 / res obs / U*J D1 2.13-2.22 / N+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23_08-08-03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23_08-08-02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23_08-07-52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23_08-07-50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23_08-07-47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2-23_08-01-13_000.jpg</text:p>
          </table:table-cell>
          <table:table-cell table:style-name="ce3" office:value-type="string">
            <text:p>:m :i / invention / 道具 / 溶接機用の保護フード　上下に動かせる、ヘッドギア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23_02-42-56_008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7-02-23_02-42-56_000.jpg</text:p>
          </table:table-cell>
          <table:table-cell office:value-type="string">
            <text:p>:m other / ソーテック / 製品 / 計測機 / 電流計測　コードのつなぎ方　作業台２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2-23_02-42-55_004.jpg</text:p>
          </table:table-cell>
          <table:table-cell office:value-type="string">
            <text:p>-*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7-02-23_02-42-55_000.jpg</text:p>
          </table:table-cell>
          <table:table-cell table:style-name="ce3" office:value-type="string">
            <text:p>:m other / ソーテック様 / 持ち物　朝　出勤　やることリスト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23_02-42-54_008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2017-02-23_02-42-54_002.jpg</text:p>
          </table:table-cell>
          <table:table-cell office:value-type="string">
            <text:p>:m other / ソーテック / 製品 / 計測機 / 実効値メーター / 計測手順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23_02-42-5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22_23-54-2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22_23-16-49_000.jpg</text:p>
          </table:table-cell>
          <table:table-cell table:style-name="ce2"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2-22_23-16-20_000.jpg</text:p>
          </table:table-cell>
          <table:table-cell table:style-name="ce2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22_23-05-55_007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22_23-05-14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22_23-05-13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2-22_19-50-4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22_19-48-28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22_17-11-23_000.jpg</text:p>
          </table:table-cell>
          <table:table-cell table:style-name="Default" office:value-type="string">
            <text:p>:PHOTO 面白いもの / @二子玉川駅　ホーム / 屋根、他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2-22_17-11-18_000.jpg</text:p>
          </table:table-cell>
          <table:table-cell table:style-name="Default" office:value-type="string">
            <text:p>:PHOTO 面白いもの / @二子玉川駅　ホーム / 屋根、他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2-22_17-11-12_000.jpg</text:p>
          </table:table-cell>
          <table:table-cell table:style-name="Default" office:value-type="string">
            <text:p>:PHOTO 面白いもの / @二子玉川駅　ホーム / 屋根、他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2-22_17-11-07_000.jpg</text:p>
          </table:table-cell>
          <table:table-cell table:style-name="Default" office:value-type="string">
            <text:p>:PHOTO 面白いもの / @二子玉川駅　ホーム / 屋根、他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2-22_16-47-41_000.jpg</text:p>
          </table:table-cell>
          <table:table-cell office:value-type="string">
            <text:p>-*</text:p>
          </table:table-cell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2017-02-22_15-05-26_000.jpg</text:p>
          </table:table-cell>
          <table:table-cell office:value-type="string">
            <text:p>:m other / ソーテック / 製品 / 計測機 / VM-53A　基盤 / 故障箇所、例</text:p>
          </table:table-cell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2017-02-22_15-05-17_000.jpg</text:p>
          </table:table-cell>
          <table:table-cell office:value-type="string">
            <text:p>:m other / ソーテック / 製品 / 計測機 / VM-53A　基盤 / 故障箇所、例</text:p>
          </table:table-cell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2017-02-22_13-11-43_000.jpg</text:p>
          </table:table-cell>
          <table:table-cell office:value-type="string">
            <text:p>:m other / ソーテック / 「汎用振動計記録表」 / VM-83　記入完了</text:p>
          </table:table-cell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2017-02-22_13-09-51_000.jpg</text:p>
          </table:table-cell>
          <table:table-cell office:value-type="string">
            <text:p>:m other / ソーテック / 製品 / 計測機 / VM-83　記入見本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2017-02-22_11-42-55_006.jpg</text:p>
          </table:table-cell>
          <table:table-cell office:value-type="string">
            <text:p>:m other / ソーテック / 製品 / 計測機 / VM-83　「SERVO横」　計測手順　メモ（by首藤さん）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2017-02-22_11-14-53_000.jpg</text:p>
          </table:table-cell>
          <table:table-cell office:value-type="string">
            <text:p>:m other / ソーテック / 製品 / 計測機 / VM-83　外観　裏側　SERVO、つけた</text:p>
          </table:table-cell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2017-02-22_10-13-56_007.jpg</text:p>
          </table:table-cell>
          <table:table-cell office:value-type="string">
            <text:p>:m other / ソーテック / 製品 / 計測機 / 低周波計測機　外観　VM-83　VM-83と、接続した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7-02-22_10-13-54_007.jpg</text:p>
          </table:table-cell>
          <table:table-cell office:value-type="string">
            <text:p>:m other / ソーテック / 製品 / 計測機 / 低周波計測機　外観　VM-83　表示されている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2017-02-22_10-13-39_000.jpg</text:p>
          </table:table-cell>
          <table:table-cell office:value-type="string">
            <text:p>:m other / ソーテック / 製品 / 計測機 / VM-83　外観　裏側　ACOUT、つけた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2017-02-22_10-10-56_006.jpg</text:p>
          </table:table-cell>
          <table:table-cell office:value-type="string">
            <text:p>:m other / ソーテック / 製品 / 計測機 / 低周波計測機　外観　VM-83　コードつけた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2017-02-22_10-08-56_005.jpg</text:p>
          </table:table-cell>
          <table:table-cell office:value-type="string">
            <text:p>:m other / ソーテック / 製品 / 計測機 / BURST　名称のシール、つけてある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2017-02-22_10-08-56_004.jpg</text:p>
          </table:table-cell>
          <table:table-cell office:value-type="string">
            <text:p>:m other / ソーテック / 製品 / 計測機 / VM-83　外観　表側　ピックアップつけた</text:p>
          </table:table-cell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2017-02-22_10-08-55_005.jpg</text:p>
          </table:table-cell>
          <table:table-cell office:value-type="string">
            <text:p>:m other / ソーテック / 製品 / 計測機 / 低周波計測機　外観　VM-83　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2017-02-22_10-08-54_006.jpg</text:p>
          </table:table-cell>
          <table:table-cell office:value-type="string">
            <text:p>:m other / ソーテック / 製品 / 計測機 / VM-83　外観　全体　接続したところ　コード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2017-02-22_09-58-56_003.jpg</text:p>
          </table:table-cell>
          <table:table-cell office:value-type="string">
            <text:p>:m other / ソーテック / 製品 / 計測機 / VM-83　外観　裏側　電源コード、つけた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2017-02-22_09-58-54_005.jpg</text:p>
          </table:table-cell>
          <table:table-cell office:value-type="string">
            <text:p>:m other / ソーテック / 製品 / 計測機 / VM-83　外観　表側　表示された（スイッチ入れたところ）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2017-02-22_09-45-56_002.jpg</text:p>
          </table:table-cell>
          <table:table-cell office:value-type="string">
            <text:p>:m other / ソーテック / 製品 / 計測機 / VM-83　外観　表側</text:p>
          </table:table-cell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2017-02-22_09-45-54_004.jpg</text:p>
          </table:table-cell>
          <table:table-cell office:value-type="string">
            <text:p>:m other / ソーテック / 製品 / 計測機 / VM-83　外観　裏側</text:p>
          </table:table-cell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2017-02-22_09-45-54_003.jpg</text:p>
          </table:table-cell>
          <table:table-cell office:value-type="string">
            <text:p>:m other / ソーテック / 「汎用振動計記録表」 / VM-8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2-22_08-26-58_000.jpg</text:p>
          </table:table-cell>
          <table:table-cell table:style-name="Default" office:value-type="string">
            <text:p>:PHOTO 面白いもの / @中目黒　スターバックス / トイレ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2-22_08-26-54_000.jpg</text:p>
          </table:table-cell>
          <table:table-cell table:style-name="Default" office:value-type="string">
            <text:p>:PHOTO 面白いもの / @中目黒　スターバックス / トイレ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2-22_08-25-19_000.jpg</text:p>
          </table:table-cell>
          <table:table-cell table:style-name="Default" office:value-type="string">
            <text:p>:PHOTO 面白いもの / @中目黒　スターバックス / コーヒー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2-22_06-25-10_000.jpg</text:p>
          </table:table-cell>
          <table:table-cell table:style-name="ce2" office:value-type="string">
            <text:p>:PHOTO 記録 / @富士見台小学校横、公園 / 樹木　根っこ　露出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2-22_06-25-08_000.jpg</text:p>
          </table:table-cell>
          <table:table-cell table:style-name="ce2" office:value-type="string">
            <text:p>:PHOTO 記録 / @富士見台小学校横、公園 / 樹木　根っこ　露出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2-22_06-25-02_000.jpg</text:p>
          </table:table-cell>
          <table:table-cell table:style-name="ce2" office:value-type="string">
            <text:p>:PHOTO 記録 / @富士見台小学校横、公園 / 樹木　根っこ　露出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2-22_06-24-14_000.jpg</text:p>
          </table:table-cell>
          <table:table-cell table:style-name="Default" office:value-type="string">
            <text:p>:PHOTO 面白いもの / @富士見台小学校横、公園 / 広場　工事中　柵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2-22_06-24-09_000.jpg</text:p>
          </table:table-cell>
          <table:table-cell table:style-name="Default" office:value-type="string">
            <text:p>:PHOTO 面白いもの / @富士見台小学校横、公園 / 広場　工事中　柵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2-22_06-24-06_000.jpg</text:p>
          </table:table-cell>
          <table:table-cell table:style-name="Default" office:value-type="string">
            <text:p>:PHOTO 面白いもの / @富士見台小学校横、公園 / 広場　工事中　柵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017-02-22_06-24-03_000.jpg</text:p>
          </table:table-cell>
          <table:table-cell table:style-name="Default" office:value-type="string">
            <text:p>:PHOTO 面白いもの / @富士見台小学校横、公園 / 広場　工事中　柵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2-22_06-23-59_000.jpg</text:p>
          </table:table-cell>
          <table:table-cell table:style-name="Default" office:value-type="string">
            <text:p>:PHOTO 面白いもの / @富士見台小学校横、公園 / 広場　工事中　柵</text:p>
          </table:table-cell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2017-02-22_06-11-06_000.jpg</text:p>
          </table:table-cell>
          <table:table-cell table:style-name="ce5" office:value-type="string">
            <text:p>:m other / ソーテック様 / やることリスト 朝　準備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2-22_06-04-06_000.jpg</text:p>
          </table:table-cell>
          <table:table-cell table:style-name="ce2" office:value-type="string">
            <text:p>:m :PHOTO 起きた時刻 / 20170222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2017-02-22_05-36-56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2017-02-22_05-36-55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2017-02-22_05-36-55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2017-02-22_05-36-55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2017-02-22_05-36-54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2017-02-22_05-27-0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017-02-22_01-38-15_003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2-22_01-38-15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2-21_23-27-35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2-21_22-47-16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017-02-21_22-47-15_007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2017-02-21_22-47-15_006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017-02-21_22-47-15_005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2-21_22-47-15_004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2017-02-21_22-46-55_000.jpg</text:p>
          </table:table-cell>
          <table:table-cell table:style-name="ce2"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2-21_22-46-42_000.jpg</text:p>
          </table:table-cell>
          <table:table-cell table:style-name="ce2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2-21_20-05-23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2017-02-21_20-02-59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17-02-21_18-34-02_000.jpg</text:p>
          </table:table-cell>
          <table:table-cell table:style-name="ce2" office:value-type="string">
            <text:p>:m 家電エンジニア / 14#2 1*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2-21_16-15-20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017-02-21_15-58-42_000.jpg</text:p>
          </table:table-cell>
          <table:table-cell table:style-name="ce2" office:value-type="string">
            <text:p>:m music / log / kb / done / N+</text:p>
          </table:table-cell>
        </table:table-row>
        <table:table-row table:style-name="ro9">
          <table:table-cell office:value-type="float" office:value="81">
            <text:p>81</text:p>
          </table:table-cell>
          <table:table-cell office:value-type="string">
            <text:p>2017-02-21_13-06-15_002.jpg</text:p>
          </table:table-cell>
          <table:table-cell table:style-name="ce3" office:value-type="string">
            <text:p>:m other / steps / 手順　やること / CR6　単語登録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017-02-21_11-58-18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2017-02-21_11-58-17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2017-02-21_11-41-15_001.jpg</text:p>
          </table:table-cell>
          <table:table-cell table:style-name="ce2" office:value-type="string">
            <text:p>:m 家電エンジニア / 14#1 1*1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 table:style-name="ce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2017/02/23</text:date>, <text:time>09:23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3T09:23:54.32</dc:date>
    <dc:creator>岩淵 謙</dc:creator>
    <meta:generator>OpenOffice/4.1.3$Win32 OpenOffice.org_project/413m1$Build-9783</meta:generator>
    <meta:editing-duration>PT46M41S</meta:editing-duration>
    <meta:editing-cycles>32</meta:editing-cycles>
    <meta:document-statistic meta:table-count="1" meta:cell-count="255" meta:object-count="0"/>
  </office:meta>
</office:document-meta>
</file>